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ProcessorImpl.setTransformerFactory( final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putTemplates( Templates templates , Source stylesheet ,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LTProcessorImpl.setCheckIncludes( boolean check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resolve( String href , String bas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XSLTProcessorImpl.getTransformerHandlerAndValidity( Source stylesheet , XMLFilter filt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XSLTProcessorImp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setIncrementalProcessing( boolean incrementalProces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setSaxParser(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getTransformerHandlerAndValidity( final Sourc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getTransformerFactory( String factory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SLTProcessorImpl.sourceToSAX( Source source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ProcessorImpl.getTransformerHandler( final Source stylesheet , final XML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ProcessorImpl.getTemplates( Source stylesheet , String i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XSLTProcessorImpl.getInputSource( final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ProcessorImpl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getTransformerHandler( final Sourc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ransformerHandlerAndValidity.MyTransformerHandlerAndValidity( TransformerHandler handler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set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Impl.transform( final Source source , final Source stylesheet , final Map params , final Result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